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113" style:family="table-cell" style:parent-style-name="Default">
      <style:table-cell-properties fo:background-color="transparent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02" calcext:value-type="float">
            <text:p>0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ngel (Gabriel, Lk 1:19) erscheint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4" calcext:value-type="float">
            <text:p>0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/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Engel Gabriel wird zu Maria in Nazaret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5" calcext:value-type="float">
            <text:p>0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1" calcext:value-type="float">
            <text:p>0.02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2" calcext:value-type="float">
            <text:p>0.02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" calcext:value-type="float">
            <text:p>0.03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1" calcext:value-type="float">
            <text:p>0.03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25" calcext:value-type="float">
            <text:p>2.22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36" calcext:value-type="float">
            <text:p>2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in 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6" calcext:value-type="float">
            <text:p>2.23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51" calcext:value-type="float">
            <text:p>2.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Zurück nach Nazaret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2" calcext:value-type="float">
            <text:p>0.10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string" calcext:value-type="string">
            <text:p>t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Johannes des Täufer predigt/tauft in der Wüste von Juda / Umgegend des Jordan (lk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1" calcext:value-type="float">
            <text:p>3.0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2" calcext:value-type="float">
            <text:p>3.0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101" calcext:value-type="float">
            <text:p>3.1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057" calcext:value-type="float">
            <text:p>1.05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102" calcext:value-type="float">
            <text:p>3.1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er Geist treibt Jesus in die Wüste, um vom Teufel versuch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65]" office:value-type="float" office:value="4.08" calcext:value-type="float">
            <text:p>4.08</text:p>
          </table:table-cell>
          <table:table-cell table:style-name="ce4" table:formula="of:=[.E6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4.135" calcext:value-type="float">
            <text:p>4.135</text:p>
          </table:table-cell>
          <table:table-cell table:style-name="ce105" office:value-type="float" office:value="3.19" calcext:value-type="float">
            <text:p>3.19</text:p>
          </table:table-cell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 // In Kraft des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1" calcext:value-type="float">
            <text:p>1.141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3" calcext:value-type="float">
            <text:p>4.143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Jesus predigt das Evangelium des Reiches Gottes // 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2" calcext:value-type="float">
            <text:p>4.142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05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rücht über Jesus geht aus durch die ganze Umgeg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5" calcext:value-type="float">
            <text:p>4.15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 office:value-type="string" calcext:value-type="string">
            <text:p>Lehrt in Synagogen, geehrt von al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1" calcext:value-type="float">
            <text:p>4.161</text:p>
          </table:table-cell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5" calcext:value-type="float">
            <text:p>4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ht nach Gewohnheit am Sabbattag in die Synagoge, um vorzule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4" calcext:value-type="float">
            <text:p>1.214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1" calcext:value-type="float">
            <text:p>6.5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z -&gt; K 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Nach Kapernaum, lehrt an Sabba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5" calcext:value-type="float">
            <text:p>1.25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2" calcext:value-type="float">
            <text:p>4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2" calcext:value-type="float">
            <text:p>6.5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geht am Sabbat in die Synagoge und lehr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5" calcext:value-type="float">
            <text:p>1.2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103" office:value-type="float" office:value="2.015" calcext:value-type="float">
            <text:p>2.015</text:p>
          </table:table-cell>
          <table:table-cell table:style-name="ce10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Volk, das in Finsternis sass, hat ein Licht gesehen... Licht der Mens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43" calcext:value-type="float">
            <text:p>4.143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8" calcext:value-type="float">
            <text:p>4.16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8" calcext:value-type="float">
            <text:p>1.47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1" calcext:value-type="float">
            <text:p>4.1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0]" office:value-type="float" office:value="4.17" calcext:value-type="float">
            <text:p>4.17</text:p>
          </table:table-cell>
          <table:table-cell table:style-name="ce4" table:formula="of:=[.E90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9" calcext:value-type="float">
            <text:p>1.3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begint zu predigen: Tut Busse, Reich Nahe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 (von Nazareth)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97]" office:value-type="float" office:value="4.23" calcext:value-type="float">
            <text:p>4.23</text:p>
          </table:table-cell>
          <table:table-cell table:style-name="ce4" table:formula="of:=[.E97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113" office:value-type="string" calcext:value-type="string">
            <text:p>Jesus zieht in Galiläa umher, lehrt in Synagogen, predigt Ev. vom Reich, heilt jede Krankheit. Vgl Mt 9:35</text:p>
          </table:table-cell>
          <table:table-cell/>
          <table:table-cell table:style-name="ce113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36" calcext:value-type="float">
            <text:p>1.23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39" calcext:value-type="float">
            <text:p>4.23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7" calcext:value-type="float">
            <text:p>4.3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rücht geht aus in jeden Ort der Umgegend / Umgegend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371" calcext:value-type="float">
            <text:p>4.3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5" calcext:value-type="float">
            <text:p>4.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372" calcext:value-type="float">
            <text:p>4.37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rosse Volksmengen von Galiläa und Dekapolis und Jerusalem und Judäa und von Jenseits des Jordans folgen ih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04]" office:value-type="float" office:value="5.03" calcext:value-type="float">
            <text:p>5.03</text:p>
          </table:table-cell>
          <table:table-cell table:style-name="ce4" table:formula="of:=[.E104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09" calcext:value-type="float">
            <text:p>8.009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45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2]" office:value-type="float" office:value="9.34" calcext:value-type="float">
            <text:p>9.34</text:p>
          </table:table-cell>
          <table:table-cell table:style-name="ce4" table:formula="of:=[.E192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99" calcext:value-type="float">
            <text:p>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8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2]" office:value-type="float" office:value="10.07" calcext:value-type="float">
            <text:p>10.07</text:p>
          </table:table-cell>
          <table:table-cell table:style-name="ce4" table:formula="of:=[.E202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2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24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26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40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4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6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7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8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4" calcext:value-type="float">
            <text:p>13.54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1" calcext:value-type="float">
            <text:p>6.011</text:p>
          </table:table-cell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545" calcext:value-type="float">
            <text:p>13.5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Jünger folgen ihm na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24" calcext:value-type="float">
            <text:p>4.24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3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245" calcext:value-type="float">
            <text:p>4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60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62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8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74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79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80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8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90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91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45" calcext:value-type="float">
            <text:p>9.4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7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14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18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37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4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49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51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61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68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78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82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98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4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9"/>
      </table:named-expressions>
      <table:database-ranges>
        <table:database-range table:name="SortierRange" table:target-range-address="Parallelstellen.C2:Parallelstellen.AM559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8:43:49.824558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15T09:54:16.596000595</dc:date>
    <meta:editing-duration>P3DT1H54M12S</meta:editing-duration>
    <meta:editing-cycles>509</meta:editing-cycles>
    <meta:generator>LibreOffice/6.3.5.2$Linux_X86_64 LibreOffice_project/30$Build-2</meta:generator>
    <meta:document-statistic meta:table-count="1" meta:cell-count="3640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